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120841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15319e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15319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06e56" officeooo:paragraph-rsid="00106e5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5319e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bcdf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5975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a56ad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c21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cc8d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1bcdf6" officeooo:paragraph-rsid="001cc8d1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officeooo:paragraph-rsid="000f5400"/>
    </style:style>
    <style:style style:name="P40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20841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9a494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18fde5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1bcdf6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5400" officeooo:paragraph-rsid="0027939c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1pt" officeooo:rsid="0005b8b7" officeooo:paragraph-rsid="0027939c" style:font-size-asian="11pt" style:font-size-complex="11pt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29fe5c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29fe5c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2bd6b0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2bd6b0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0pt" fo:font-weight="normal" officeooo:rsid="0012b1e8" officeooo:paragraph-rsid="0029fe5c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0pt" officeooo:rsid="001fb6a3" officeooo:paragraph-rsid="0029fe5c" style:font-size-asian="10pt" style:font-size-complex="10pt"/>
    </style:style>
    <style:style style:name="P63" style:family="paragraph" style:parent-style-name="Standard" style:list-style-name="L2">
      <style:paragraph-properties fo:text-align="justify" style:justify-single-word="false"/>
      <style:text-properties fo:font-size="10pt" officeooo:rsid="0026497d" officeooo:paragraph-rsid="0029fe5c" style:font-size-asian="10pt" style:font-size-complex="10pt"/>
    </style:style>
    <style:style style:name="P64" style:family="paragraph" style:parent-style-name="Standard" style:list-style-name="L3">
      <style:paragraph-properties fo:text-align="justify" style:justify-single-word="false"/>
      <style:text-properties fo:font-size="10pt" officeooo:rsid="0010d2cd" officeooo:paragraph-rsid="0029fe5c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T1" style:family="text">
      <style:text-properties officeooo:rsid="001fbc03"/>
    </style:style>
    <style:style style:name="T2" style:family="text">
      <style:text-properties officeooo:rsid="0014a616"/>
    </style:style>
    <style:style style:name="T3" style:family="text">
      <style:text-properties officeooo:rsid="001652b0"/>
    </style:style>
    <style:style style:name="T4" style:family="text">
      <style:text-properties officeooo:rsid="001df728"/>
    </style:style>
    <style:style style:name="T5" style:family="text">
      <style:text-properties officeooo:rsid="005be1a7"/>
    </style:style>
    <style:style style:name="T6" style:family="text">
      <style:text-properties officeooo:rsid="0020f779"/>
    </style:style>
    <style:style style:name="T7" style:family="text">
      <style:text-properties officeooo:rsid="000f5400"/>
    </style:style>
    <style:style style:name="T8" style:family="text">
      <style:text-properties fo:font-size="11pt" fo:font-weight="normal" officeooo:rsid="000f5400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106e56" style:font-size-asian="11pt" style:font-weight-asian="normal" style:font-size-complex="11pt" style:font-weight-complex="normal"/>
    </style:style>
    <style:style style:name="T10" style:family="text">
      <style:text-properties officeooo:rsid="001399a5"/>
    </style:style>
    <style:style style:name="T11" style:family="text">
      <style:text-properties officeooo:rsid="0013b329"/>
    </style:style>
    <style:style style:name="T12" style:family="text">
      <style:text-properties fo:color="#800000" officeooo:rsid="000f5400"/>
    </style:style>
    <style:style style:name="T13" style:family="text">
      <style:text-properties officeooo:rsid="00169197"/>
    </style:style>
    <style:style style:name="T14" style:family="text">
      <style:text-properties officeooo:rsid="00184d79"/>
    </style:style>
    <style:style style:name="T15" style:family="text">
      <style:text-properties officeooo:rsid="00190e3d"/>
    </style:style>
    <style:style style:name="T16" style:family="text">
      <style:text-properties officeooo:rsid="0026497d"/>
    </style:style>
    <style:style style:name="T17" style:family="text">
      <style:text-properties officeooo:rsid="001a56ad"/>
    </style:style>
    <style:style style:name="T18" style:family="text">
      <style:text-properties officeooo:rsid="001ac214"/>
    </style:style>
    <style:style style:name="T19" style:family="text">
      <style:text-properties officeooo:rsid="001bcdf6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58c6e" style:font-style-asian="normal" style:font-style-complex="normal"/>
    </style:style>
    <style:style style:name="T22" style:family="text">
      <style:text-properties fo:font-style="normal" officeooo:rsid="002834d6" style:font-style-asian="normal" style:font-style-complex="normal"/>
    </style:style>
    <style:style style:name="T23" style:family="text">
      <style:text-properties fo:font-style="normal" officeooo:rsid="00267476" style:font-style-asian="normal" style:font-style-complex="normal"/>
    </style:style>
    <style:style style:name="T24" style:family="text">
      <style:text-properties fo:font-style="normal" officeooo:rsid="0012b1e8" style:font-style-asian="normal" style:font-style-complex="normal"/>
    </style:style>
    <style:style style:name="T25" style:family="text">
      <style:text-properties fo:font-style="normal" officeooo:rsid="001cc8d1" style:font-style-asian="normal" style:font-style-complex="normal"/>
    </style:style>
    <style:style style:name="T26" style:family="text">
      <style:text-properties officeooo:rsid="0020aa90"/>
    </style:style>
    <style:style style:name="T27" style:family="text">
      <style:text-properties officeooo:rsid="00235349"/>
    </style:style>
    <style:style style:name="T28" style:family="text">
      <style:text-properties style:font-name="Liberation Serif" officeooo:rsid="000fe302"/>
    </style:style>
    <style:style style:name="T29" style:family="text">
      <style:text-properties style:font-name="Liberation Serif" officeooo:rsid="0024219c"/>
    </style:style>
    <style:style style:name="T30" style:family="text">
      <style:text-properties officeooo:rsid="002d51e0"/>
    </style:style>
    <style:style style:name="T31" style:family="text">
      <style:text-properties officeooo:rsid="0026db59"/>
    </style:style>
    <style:style style:name="T32" style:family="text">
      <style:text-properties officeooo:rsid="002b3183"/>
    </style:style>
    <style:style style:name="T33" style:family="text">
      <style:text-properties style:font-name="Droid Sans1" officeooo:rsid="000d59b1"/>
    </style:style>
    <style:style style:name="T34" style:family="text">
      <style:text-properties officeooo:rsid="000d59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Решения</text:p>
      <text:p text:style-name="P6"/>
      <text:p text:style-name="P51">Мы проработали целые аспекты для решения задач Вашего бизнеса.</text:p>
      <text:p text:style-name="P50">Каждый аспект мы предлагаем Вам в нескольких вариантах с различной степенью проработки в зависимости от потребностей вашего бизнеса. </text:p>
      <text:p text:style-name="P6"/>
      <text:p text:style-name="P39"><text:span text:style-name="T8">Типовые решения на основе платформы Veda </text:span><text:span text:style-name="T9">уже включают в себя набор бизнес-объектов и процессов, что сокращает трудоемкость и сроки внедрения.</text:span></text:p>
      <text:p text:style-name="P7"/>
      <text:p text:style-name="P7">Составляющие типовых решений можно измен<text:span text:style-name="T11">я</text:span>ть и адаптировать под актуальные задачи бизнеса «на лету», без кодирования.</text:p>
      <text:p text:style-name="P7"/>
      <text:p text:style-name="P24">В рамках типовых решений мы предлагаем:</text:p>
      <text:p text:style-name="P23"><text:span text:style-name="T14">Шаблоны</text:span> докум<text:span text:style-name="T14">е</text:span>нтов</text:p>
      <text:p text:style-name="P23">Справочники</text:p>
      <text:p text:style-name="P23">Печатные формы</text:p>
      <text:p text:style-name="P23">Формы отчетов</text:p>
      <text:p text:style-name="P23">Преднастроенные и свободные маршруты</text:p>
      <text:p text:style-name="P24">Версионность документов</text:p>
      <text:p text:style-name="P24">Статусы документов</text:p>
      <text:p text:style-name="P28">Создание связанных документов</text:p>
      <text:p text:style-name="P28">Создание новых документов путем копирования существующих</text:p>
      <text:p text:style-name="P7"/>
      <text:p text:style-name="P7"/>
      <text:p text:style-name="P6"/>
      <text:p text:style-name="P40">Управление взаимодействием с контрагентами</text:p>
      <text:p text:style-name="P1"/>
      <text:p text:style-name="P2"><text:span text:style-name="T2">Решение п</text:span>редназначено для <text:span text:style-name="T3">централизации работы и детального анализа данных по каждому отдельному контрагенту /</text:span></text:p>
      <text:p text:style-name="P3"><text:span text:style-name="T2">Решение п</text:span>редназначено для <text:span text:style-name="T3">централизации работы и детального анализа данных по каждому отдельному контрагенту и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4">Включает в себя <text:span text:style-name="T4">автоматизацию полного цикла работы с контрагентами.</text:span></text:p>
      <text:p text:style-name="P4"/>
      <text:p text:style-name="P8">Бизнес-объекты:</text:p>
      <text:p text:style-name="P8">Организация</text:p>
      <text:p text:style-name="P12">Обособленное подразделение</text:p>
      <text:p text:style-name="P8">Досье</text:p>
      <text:p text:style-name="P8">Заявка на создание/изменение контрагента</text:p>
      <text:p text:style-name="P8">Запрос на согласование контрагента</text:p>
      <text:p text:style-name="P8">Единый лист оценки <text:span text:style-name="T10">+ Заключения внутренних служб и специалистов</text:span></text:p>
      <text:p text:style-name="P20">Справочник «Организационн<text:span text:style-name="T15">ая структура</text:span>»</text:p>
      <text:p text:style-name="P19">Справочник «Организационно-правовая форма»</text:p>
      <text:p text:style-name="P20">Справочник «<text:span text:style-name="T15">В</text:span>иды деятельности по ОКВЭД»</text:p>
      <text:p text:style-name="P20">Справочник «<text:span text:style-name="T15">Тип взаимодействия</text:span>» <text:span text:style-name="T15">(в</text:span>иды деятельности по ОКВЭД<text:span text:style-name="T15">)</text:span></text:p>
      <text:p text:style-name="P25">Справочник «Вид платежа»</text:p>
      <text:p text:style-name="P25">Справочник «Вид поставки»</text:p>
      <text:p text:style-name="P25">Справочник «Валюта»</text:p>
      <text:p text:style-name="P25">Справочник «Тема заявки»</text:p>
      <text:p text:style-name="P21">Печатные формы</text:p>
      <text:p text:style-name="P8"/>
      <text:p text:style-name="P10">Бизнес-процессы:</text:p>
      <text:p text:style-name="P10">Регистрация</text:p>
      <text:p text:style-name="P10">Автоматическое вычисление категории</text:p>
      <text:p text:style-name="P10">Проверка</text:p>
      <text:p text:style-name="P10">Согласование</text:p>
      <text:p text:style-name="P10"><text:soft-page-break/>Поручение</text:p>
      <text:p text:style-name="P17">Готовые маршруты</text:p>
      <text:p text:style-name="P10"/>
      <text:p text:style-name="P10">Ключевые возможности:</text:p>
      <text:p text:style-name="P12"><text:span text:style-name="T1">Единообразн</text:span>ый<text:span text:style-name="T1"> учет контрагентов в соответствии с заданными параметрами</text:span></text:p>
      <text:p text:style-name="P12">Исключение дублирования</text:p>
      <text:p text:style-name="P13"><text:span text:style-name="T1">Составл</text:span>ение<text:span text:style-name="T1"> заявк</text:span>и<text:span text:style-name="T1"> на создание контрагента</text:span></text:p>
      <text:p text:style-name="P14">Внесение изменений данных контрагента в процессе работы</text:p>
      <text:p text:style-name="P14"><text:span text:style-name="T4">Формирова</text:span>ние<text:span text:style-name="T4"> полно</text:span>го<text:span text:style-name="T4"> досье контрагента</text:span></text:p>
      <text:p text:style-name="P14">А<text:span text:style-name="T6">втоматическ</text:span>ое<text:span text:style-name="T6"> вычисл</text:span>ение<text:span text:style-name="T6"> категори</text:span>и<text:span text:style-name="T6"> контрагента в соответствии с заданными правилами</text:span></text:p>
      <text:p text:style-name="P16"><text:span text:style-name="T4">Пров</text:span>едение<text:span text:style-name="T4"> процедуры проверки и согласования контрагента <text:s/>формализованной процедуры проверки соответствия поставщиков внутренним требованиям организации</text:span></text:p>
      <text:p text:style-name="P14"/>
      <text:p text:style-name="P14">Уведомления по e-mail</text:p>
      <text:p text:style-name="P14">Мобильное приложение</text:p>
      <text:p text:style-name="P14">Интеграция с 1С и SAP</text:p>
      <text:p text:style-name="P4"/>
      <text:p text:style-name="P5"><text:span text:style-name="T12">Управление взаимодействием с контрагентами</text:span><text:span text:style-name="T7"> с</text:span>вязано с<text:span text:style-name="T5">о всеми типовыми решениями на основе платформы Veda.</text:span></text:p>
      <text:p text:style-name="P45"/>
      <text:p text:style-name="P47">Решение позволит</text:p>
      <text:p text:style-name="P47">упорядочить и структурировать информацию о контрагентах</text:p>
      <text:p text:style-name="P48">проводить <text:span text:style-name="T4">формализованные процедуры проверки соответствия поставщиков внутренним требованиям организации</text:span></text:p>
      <text:p text:style-name="P47">оперативно вносить изменения <text:span text:style-name="T19">данных контрагентов</text:span></text:p>
      <text:p text:style-name="P47"/>
      <text:p text:style-name="P47"/>
      <text:p text:style-name="P49">Мероприятия</text:p>
      <text:p text:style-name="P46"><text:span text:style-name="T2">Решение п</text:span>редназначено для <text:span text:style-name="T16">автоматизации планирования и проведения мероприятий, контроля <text:s/>выполнения планов реализации.</text:span></text:p>
      <text:p text:style-name="P49">Аудиты безопасности</text:p>
      <text:p text:style-name="P49"/>
      <text:p text:style-name="P9">Бизнес-объекты:</text:p>
      <text:p text:style-name="P29">Аудит безопасности</text:p>
      <text:p text:style-name="P29">Мероприятие аудита безопасности</text:p>
      <text:p text:style-name="P29">Оценка аудита</text:p>
      <text:p text:style-name="P30">Аудит безопасности. <text:span text:style-name="T18">Годовая программа</text:span></text:p>
      <text:p text:style-name="P26">Справочник «<text:span text:style-name="T17">Отрасли экономической деятельности</text:span>»</text:p>
      <text:p text:style-name="P27">Справочник «<text:span text:style-name="T18">Перечень проверяемых параметров</text:span>»</text:p>
      <text:p text:style-name="P27">Справочник «<text:span text:style-name="T13">Организационн</text:span>ая структура»</text:p>
      <text:p text:style-name="P27">Справочник «<text:span text:style-name="T18">Виды аудита</text:span>»</text:p>
      <text:p text:style-name="P22">Печатные формы</text:p>
      <text:p text:style-name="P31">Отчеты</text:p>
      <text:p text:style-name="P9"/>
      <text:p text:style-name="P11">Бизнес-процессы:</text:p>
      <text:p text:style-name="P32">Согласование</text:p>
      <text:p text:style-name="P32">Утверждение</text:p>
      <text:p text:style-name="P32">Поручение</text:p>
      <text:p text:style-name="P18">Готовые маршруты</text:p>
      <text:p text:style-name="P11"/>
      <text:p text:style-name="P11">Ключевые возможности:</text:p>
      <text:p text:style-name="P38">Планирование предстоящих аудитов</text:p>
      <text:p text:style-name="P32"><text:soft-page-break/><text:span text:style-name="T25">С</text:span><text:span text:style-name="T21">оставл</text:span><text:span text:style-name="T20">ение</text:span><text:span text:style-name="T21"> списк</text:span><text:span text:style-name="T20">ов участников </text:span><text:span text:style-name="T22">рабочих групп</text:span></text:p>
      <text:p text:style-name="P31"><text:span text:style-name="T22">Фиксирова</text:span><text:span text:style-name="T20">ние</text:span><text:span text:style-name="T22"> наблюдени</text:span><text:span text:style-name="T20">й</text:span><text:span text:style-name="T22"> аудитов в соответствии </text:span><text:span text:style-name="T23">с тр</text:span><text:span text:style-name="T22">ебованиями стандартов</text:span></text:p>
      <text:p text:style-name="P32"><text:span text:style-name="T24">Формирова</text:span><text:span text:style-name="T25">ние</text:span><text:span text:style-name="T24"> план</text:span><text:span text:style-name="T25">а</text:span><text:span text:style-name="T24"> мероприятий по итогам </text:span><text:span text:style-name="T22">аудитов </text:span><text:span text:style-name="T25">с н</text:span><text:span text:style-name="T22">азнач</text:span><text:span text:style-name="T25">ением</text:span><text:span text:style-name="T22"> ответственных</text:span></text:p>
      <text:p text:style-name="P32"><text:span text:style-name="T25">К</text:span><text:span text:style-name="T22">онтроль выполнения</text:span></text:p>
      <text:p text:style-name="P15"/>
      <text:p text:style-name="P15">Уведомления по e-mail</text:p>
      <text:p text:style-name="P15">Мобильное приложение</text:p>
      <text:p text:style-name="P15">Интеграция с 1С и SAP</text:p>
      <text:p text:style-name="P29"/>
      <text:p text:style-name="P33">Решение позволит</text:p>
      <text:p text:style-name="P33">планировать проведение аудитов</text:p>
      <text:p text:style-name="P33">планировать мероприятия по устранению выявленных в ходе аудитов недостатков</text:p>
      <text:p text:style-name="P33">назначать ответственных за выполнение <text:span text:style-name="T26">мероприятий</text:span></text:p>
      <text:p text:style-name="P33">контролировать выполнение мероприятий</text:p>
      <text:p text:style-name="P33"/>
      <text:p text:style-name="P33"/>
      <text:p text:style-name="P59">Встреча (Протокол совещаний)</text:p>
      <text:p text:style-name="P37"/>
      <text:p text:style-name="P54">Бизнес-объекты:</text:p>
      <text:p text:style-name="P54">Встреча</text:p>
      <text:p text:style-name="P54">Мероприятие встречи</text:p>
      <text:p text:style-name="P54">Справочник «Классификатор встреч»</text:p>
      <text:p text:style-name="P54">Справочник «Организационная структура»</text:p>
      <text:p text:style-name="P54">Справочник «Уровень приоритета»</text:p>
      <text:p text:style-name="P54">Справочник «Срок»</text:p>
      <text:p text:style-name="P54">Печатные формы</text:p>
      <text:p text:style-name="P54"/>
      <text:p text:style-name="P54">Бизнес-процессы:</text:p>
      <text:p text:style-name="P56">Согласование</text:p>
      <text:p text:style-name="P56">Утверждение</text:p>
      <text:p text:style-name="P56">Поручение</text:p>
      <text:p text:style-name="P55">Готовые маршруты</text:p>
      <text:p text:style-name="P54"/>
      <text:p text:style-name="P54">Ключевые возможности:</text:p>
      <text:p text:style-name="P54">Планирование предстоящих рабочих встреч</text:p>
      <text:p text:style-name="P54">Приглашение участников</text:p>
      <text:p text:style-name="P54">Ведение протоколов совещаний</text:p>
      <text:p text:style-name="P54">Формирование плана мероприятий по итогам встреч</text:p>
      <text:p text:style-name="P54">Назначение ответственных</text:p>
      <text:p text:style-name="P54">Контроль выполнения</text:p>
      <text:p text:style-name="P54">Создание связанных встреч</text:p>
      <text:p text:style-name="P60"/>
      <text:p text:style-name="P57">Уведомления по e-mail</text:p>
      <text:p text:style-name="P57">Мобильное приложение</text:p>
      <text:p text:style-name="P57">Интеграция с 1С и SAP</text:p>
      <text:p text:style-name="P37"/>
      <text:p text:style-name="P58">Решение позволит</text:p>
      <text:p text:style-name="P58">планировать мероприятия</text:p>
      <text:p text:style-name="P37"/>
      <text:p text:style-name="P33"/>
      <text:p text:style-name="P34">Главное</text:p>
      <text:p text:style-name="P34"/>
      <text:p text:style-name="P34">Платформа Veda предназначена для быстрого создания автоматизированных бизнес-решений</text:p>
      <text:p text:style-name="P34"/>
      <text:p text:style-name="P35">Нет лицензий — <text:span text:style-name="T27">возможность подключения 100% сотрудников на старте</text:span></text:p>
      <text:p text:style-name="P35"/>
      <text:p text:style-name="P36">QuickWin — быстрое получение эффекта</text:p>
      <text:p text:style-name="P36"><text:soft-page-break/></text:p>
      <text:p text:style-name="P36">Open-source — разумная стоимость владения</text:p>
      <text:p text:style-name="P36"/>
      <text:p text:style-name="P65">Российский разработчик — <text:span text:style-name="T34">Наша компания является разработчиком собственной платформы и решений на ее основе</text:span></text:p>
      <text:p text:style-name="P66"/>
      <text:p text:style-name="P36">Отработанная методология внедрения - <text:span text:style-name="T32">з</text:span><text:span text:style-name="T28">а годы работы мы накопили </text:span><text:span text:style-name="T29">большой</text:span><text:span text:style-name="T28"> опыт в области электронного документооборота</text:span></text:p>
      <text:p text:style-name="P43"/>
      <text:p text:style-name="P44">Индивидуальные настройки - под любые задачи предприятия</text:p>
      <text:p text:style-name="P41"/>
      <text:p text:style-name="P42">Многоязычность интерфейса и вводимых данных</text:p>
      <text:p text:style-name="P42"/>
      <text:p text:style-name="P42">Возможность подключения к системе сторонних организаций и аффилированных лиц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1-23T20:10:08.024570330</dc:date>
    <meta:editing-duration>PT2H35M6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4" meta:paragraph-count="128" meta:word-count="551" meta:character-count="4865" meta:non-whitespace-character-count="4435"/>
  </office:meta>
</office:document-meta>
</file>